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地址总数</text:p>
          </table:table-cell>
          <table:table-cell office:value-type="string" table:style-name="ce1">
            <text:p>循环内访问次数</text:p>
          </table:table-cell>
          <table:table-cell office:value-type="string" table:style-name="ce1">
            <text:p>循环内不同地址数</text:p>
          </table:table-cell>
          <table:table-cell office:value-type="string" table:style-name="ce1">
            <text:p>驱逐率</text:p>
          </table:table-cell>
          <table:table-cell office:value-type="string" table:style-name="ce1">
            <text:p>驱逐时间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9121.1853482786191" table:style-name="ce1">
            <text:p>9121.18534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9.989996999099702" table:style-name="ce1">
            <text:p>99.989997</text:p>
          </table:table-cell>
          <table:table-cell office:value-type="float" office:value="10653.1360312531" table:style-name="ce1">
            <text:p>10653.1360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9.919983996799402" table:style-name="ce1">
            <text:p>99.919984</text:p>
          </table:table-cell>
          <table:table-cell office:value-type="float" office:value="12706.289518470299" table:style-name="ce1">
            <text:p>12706.2895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9.919967987194894" table:style-name="ce1">
            <text:p>99.91996799</text:p>
          </table:table-cell>
          <table:table-cell office:value-type="float" office:value="36992.293103448297" table:style-name="ce1">
            <text:p>36992.293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9.858299595141702" table:style-name="ce1">
            <text:p>99.8582996</text:p>
          </table:table-cell>
          <table:table-cell office:value-type="float" office:value="13455.611022204401" table:style-name="ce1">
            <text:p>13455.6110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9.749949989998001" table:style-name="ce1">
            <text:p>99.74994999</text:p>
          </table:table-cell>
          <table:table-cell office:value-type="float" office:value="12150.686229344001" table:style-name="ce1">
            <text:p>12150.6862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99.729945989197802" table:style-name="ce1">
            <text:p>99.72994599</text:p>
          </table:table-cell>
          <table:table-cell office:value-type="float" office:value="13360.581881881901" table:style-name="ce1">
            <text:p>13360.5818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9.729945989197802" table:style-name="ce1">
            <text:p>99.72994599</text:p>
          </table:table-cell>
          <table:table-cell office:value-type="float" office:value="20646.168837675399" table:style-name="ce1">
            <text:p>20646.1688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9.705194673172699" table:style-name="ce1">
            <text:p>99.70519467</text:p>
          </table:table-cell>
          <table:table-cell office:value-type="float" office:value="41633.324927449197" table:style-name="ce1">
            <text:p>41633.3249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9.689968996899694" table:style-name="ce1">
            <text:p>99.689969</text:p>
          </table:table-cell>
          <table:table-cell office:value-type="float" office:value="13905.5381152461" table:style-name="ce1">
            <text:p>13905.538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99.6540496540497" table:style-name="ce1">
            <text:p>99.65404965</text:p>
          </table:table-cell>
          <table:table-cell office:value-type="float" office:value="19774.705093565499" table:style-name="ce1">
            <text:p>19774.7050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99.649964996499605" table:style-name="ce1">
            <text:p>99.649965</text:p>
          </table:table-cell>
          <table:table-cell office:value-type="float" office:value="20161.851573461601" table:style-name="ce1">
            <text:p>20161.8515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99.6498949684905" table:style-name="ce1">
            <text:p>99.64989497</text:p>
          </table:table-cell>
          <table:table-cell office:value-type="float" office:value="6192.9925992599301" table:style-name="ce1">
            <text:p>6192.99259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9.589958995899593" table:style-name="ce1">
            <text:p>99.589959</text:p>
          </table:table-cell>
          <table:table-cell office:value-type="float" office:value="39654.7947046435" table:style-name="ce1">
            <text:p>39654.794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9.539861958587593" table:style-name="ce1">
            <text:p>99.53986196</text:p>
          </table:table-cell>
          <table:table-cell office:value-type="float" office:value="56138.201662993401" table:style-name="ce1">
            <text:p>56138.2016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9.449889977995596" table:style-name="ce1">
            <text:p>99.44988998</text:p>
          </table:table-cell>
          <table:table-cell office:value-type="float" office:value="27168.5499949855" table:style-name="ce1">
            <text:p>27168.5499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9.448247675487906" table:style-name="ce1">
            <text:p>99.44824768</text:p>
          </table:table-cell>
          <table:table-cell office:value-type="float" office:value="35019.805552771402" table:style-name="ce1">
            <text:p>35019.8055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9.419883976795404" table:style-name="ce1">
            <text:p>99.41988398</text:p>
          </table:table-cell>
          <table:table-cell office:value-type="float" office:value="44041.212797917098" table:style-name="ce1">
            <text:p>44041.212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9.389938993899406" table:style-name="ce1">
            <text:p>99.38993899</text:p>
          </table:table-cell>
          <table:table-cell office:value-type="float" office:value="37262.332065652503" table:style-name="ce1">
            <text:p>37262.3320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9.379875975195006" table:style-name="ce1">
            <text:p>99.37987598</text:p>
          </table:table-cell>
          <table:table-cell office:value-type="float" office:value="40320.632397191599" table:style-name="ce1">
            <text:p>40320.632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9.369936993699397" table:style-name="ce1">
            <text:p>99.36993699</text:p>
          </table:table-cell>
          <table:table-cell office:value-type="float" office:value="27435.4597655076" table:style-name="ce1">
            <text:p>27435.4597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9.309792937881397" table:style-name="ce1">
            <text:p>99.30979294</text:p>
          </table:table-cell>
          <table:table-cell office:value-type="float" office:value="37588.611501405103" table:style-name="ce1">
            <text:p>37588.61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99.302184466019398" table:style-name="ce1">
            <text:p>99.30218447</text:p>
          </table:table-cell>
          <table:table-cell office:value-type="float" office:value="33280.302255639101" table:style-name="ce1">
            <text:p>33280.3022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9.289857971594301" table:style-name="ce1">
            <text:p>99.28985797</text:p>
          </table:table-cell>
          <table:table-cell office:value-type="float" office:value="19078.969854782201" table:style-name="ce1">
            <text:p>19078.9698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9.289857971594301" table:style-name="ce1">
            <text:p>99.28985797</text:p>
          </table:table-cell>
          <table:table-cell office:value-type="float" office:value="12727.8804804805" table:style-name="ce1">
            <text:p>12727.8804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9.289786936080802" table:style-name="ce1">
            <text:p>99.28978694</text:p>
          </table:table-cell>
          <table:table-cell office:value-type="float" office:value="16128.1917217879" table:style-name="ce1">
            <text:p>16128.19172</text:p>
          </table:table-cell>
          <table:table-cell table:number-columns-repeated="16377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</dc:creator>
    <meta:creation-date>2018-02-04T21:13:05Z</meta:creation-date>
    <dc:date>2018-02-04T15:54:49Z</dc:date>
    <meta:editing-cycles>1</meta:editing-cycles>
    <meta:editing-duration>PT431S</meta:editing-duration>
  </office:meta>
</office:document-meta>
</file>